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stroke-linejoin="round" draw:fill="solid" draw:fill-color="#999999" loext:decorative="false"/>
    </style:style>
    <style:style style:name="P1" style:family="paragraph">
      <loext:graphic-properties draw:fill="solid" draw:fill-color="#999999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024cm" svg:height="4.907cm" svg:x="3.488cm" svg:y="3.134cm" svg:viewBox="0 0 3025 4908" svg:d="M1680 1c-831 29-1463 574-1478 1257-11 510 276 782 640 1010-401 379-805 807-840 1541-41 879 587 1189 1450 1077 863-111 1537-738 1572-1546 29-665-481-1090-928-1336 323-249 661-561 708-1012 59-560-293-1019-1124-991zM2156 1138c-72 211-342 352-663 575-374-182-744-350-700-589 43-239 329-327 674-367 346-40 762 170 689 381zM1357 2564c492 270 1044 580 1017 989-30 440-499 545-889 610-389 66-852-61-791-638 41-384 350-705 663-96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2:01:45.590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